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AE98E82C10C9D177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ource Sans Pro" svg:font-family="'Source Sans Pro', arial, sans-serif"/>
    <style:font-face style:name="ui-monospace" svg:font-family="ui-monospace, SFMono-Regular, 'SF Mono', Menlo, Consolas, 'Liberation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98dd"/>
    </style:style>
    <style:style style:name="P2" style:family="paragraph" style:parent-style-name="Standard">
      <style:text-properties officeooo:rsid="001798dd" officeooo:paragraph-rsid="001798dd"/>
    </style:style>
    <style:style style:name="P3" style:family="paragraph" style:parent-style-name="Standard">
      <style:text-properties officeooo:rsid="00196040" officeooo:paragraph-rsid="00196040"/>
    </style:style>
    <style:style style:name="P4" style:family="paragraph" style:parent-style-name="Standard">
      <style:text-properties fo:font-weight="bold" officeooo:rsid="001798dd" officeooo:paragraph-rsid="001798dd" style:font-weight-asian="bold" style:font-weight-complex="bold"/>
    </style:style>
    <style:style style:name="P5" style:family="paragraph" style:parent-style-name="Standard">
      <style:text-properties fo:font-weight="bold" officeooo:rsid="00230559" officeooo:paragraph-rsid="00230559" style:font-weight-asian="bold" style:font-weight-complex="bold"/>
    </style:style>
    <style:style style:name="P6" style:family="paragraph" style:parent-style-name="Standard">
      <style:paragraph-properties fo:text-align="justify" style:justify-single-word="false"/>
      <style:text-properties fo:font-weight="bold" officeooo:rsid="00230559" officeooo:paragraph-rsid="00230559" style:font-weight-asian="bold" style:font-weight-complex="bold"/>
    </style:style>
    <style:style style:name="P7" style:family="paragraph" style:parent-style-name="Standard">
      <style:paragraph-properties fo:text-align="justify" style:justify-single-word="false"/>
      <style:text-properties fo:font-weight="bold" officeooo:rsid="00230559" officeooo:paragraph-rsid="00251183" style:font-weight-asian="bold" style:font-weight-complex="bold"/>
    </style:style>
    <style:style style:name="P8" style:family="paragraph" style:parent-style-name="Standard">
      <style:text-properties officeooo:rsid="001ac317" officeooo:paragraph-rsid="001ac317"/>
    </style:style>
    <style:style style:name="P9" style:family="paragraph" style:parent-style-name="Standard">
      <style:paragraph-properties fo:text-align="start" style:justify-single-word="false"/>
      <style:text-properties fo:font-size="12pt" style:text-underline-style="none" fo:font-weight="normal" officeooo:rsid="00230559" officeooo:paragraph-rsid="00230559"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51183" officeooo:paragraph-rsid="00251183"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51183" officeooo:paragraph-rsid="002ed915"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251183" officeooo:paragraph-rsid="00251183"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24166d" officeooo:paragraph-rsid="0024166d"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2a37f6" officeooo:paragraph-rsid="002a37f6"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2a37f6" officeooo:paragraph-rsid="002aeca7"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2b9c06" officeooo:paragraph-rsid="002b9c06"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2b9c06" officeooo:paragraph-rsid="0042cc06"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2c5502" officeooo:paragraph-rsid="002c5502"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2d9f08" officeooo:paragraph-rsid="002d9f08"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2ed915" officeooo:paragraph-rsid="002ed915"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368c3c" officeooo:paragraph-rsid="00251183"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372c7a" officeooo:paragraph-rsid="00372c7a"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372c7a" officeooo:paragraph-rsid="0038ba39"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3a1a34" officeooo:paragraph-rsid="003a1a34"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2aeca7" officeooo:paragraph-rsid="002aeca7"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40e3e3" officeooo:paragraph-rsid="0040e3e3"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41d9ef" officeooo:paragraph-rsid="0041d9ef"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42cc06" officeooo:paragraph-rsid="0042cc06"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43289d" officeooo:paragraph-rsid="0043289d"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442902" officeooo:paragraph-rsid="00442902"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471e7e" officeooo:paragraph-rsid="00471e7e"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49cf05" officeooo:paragraph-rsid="0049cf05"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size="12pt" style:text-underline-style="none" fo:font-weight="normal" officeooo:rsid="004dcf73" officeooo:paragraph-rsid="004dcf73"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4fd1e5" officeooo:paragraph-rsid="004fd1e5"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500b7c" officeooo:paragraph-rsid="00500b7c"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502bec" officeooo:paragraph-rsid="00502bec"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5312c8" officeooo:paragraph-rsid="005312c8"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552ac1" officeooo:paragraph-rsid="00552ac1"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552d35" officeooo:paragraph-rsid="00552d35"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style:text-underline-style="none" fo:font-weight="normal" officeooo:rsid="005689eb" officeooo:paragraph-rsid="005689eb"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none" fo:font-weight="bold" officeooo:rsid="00230559" officeooo:paragraph-rsid="00230559" style:font-size-asian="12pt" style:font-weight-asian="bold" style:font-size-complex="12pt" style:font-weight-complex="bold"/>
    </style:style>
    <style:style style:name="P42" style:family="paragraph" style:parent-style-name="Standard">
      <style:paragraph-properties fo:text-align="start" style:justify-single-word="false"/>
      <style:text-properties fo:font-size="12pt" style:text-underline-style="none" fo:font-weight="bold" officeooo:rsid="00230559" officeooo:paragraph-rsid="00251183" style:font-size-asian="12pt" style:font-weight-asian="bold" style:font-size-complex="12pt" style:font-weight-complex="bold"/>
    </style:style>
    <style:style style:name="P4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51183" officeooo:paragraph-rsid="00251183"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500b7c" officeooo:paragraph-rsid="00500b7c"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officeooo:rsid="00230559" officeooo:paragraph-rsid="00230559"/>
    </style:style>
    <style:style style:name="P46" style:family="paragraph" style:parent-style-name="Standard">
      <style:paragraph-properties fo:text-align="start" style:justify-single-word="false"/>
      <style:text-properties officeooo:rsid="00230559" officeooo:paragraph-rsid="00251183"/>
    </style:style>
    <style:style style:name="P47" style:family="paragraph" style:parent-style-name="Standard">
      <style:paragraph-properties fo:text-align="justify" style:justify-single-word="false"/>
      <style:text-properties fo:font-style="normal" fo:font-weight="bold" officeooo:rsid="00230559" officeooo:paragraph-rsid="00230559" style:font-style-asian="normal" style:font-weight-asian="bold" style:font-style-complex="normal" style:font-weight-complex="bold"/>
    </style:style>
    <style:style style:name="P48" style:family="paragraph" style:parent-style-name="Standard">
      <style:paragraph-properties fo:text-align="justify" style:justify-single-word="false"/>
      <style:text-properties officeooo:rsid="003a1a34" officeooo:paragraph-rsid="003a1a34"/>
    </style:style>
    <style:style style:name="P49" style:family="paragraph" style:parent-style-name="Standard">
      <style:paragraph-properties fo:text-align="start" style:justify-single-word="false"/>
      <style:text-properties fo:font-weight="normal" officeooo:rsid="00230559" officeooo:paragraph-rsid="00251183" style:font-weight-asian="normal" style:font-weight-complex="normal"/>
    </style:style>
    <style:style style:name="P50"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798dd" style:font-size-asian="18pt" style:font-weight-asian="bold" style:font-size-complex="18pt" style:font-weight-complex="bold"/>
    </style:style>
    <style:style style:name="P5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798dd" officeooo:paragraph-rsid="001798dd" style:font-size-asian="18pt" style:font-weight-asian="bold" style:font-size-complex="18pt" style:font-weight-complex="bold"/>
    </style:style>
    <style:style style:name="P5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30559" officeooo:paragraph-rsid="00230559" style:font-size-asian="18pt" style:font-weight-asian="bold" style:font-size-complex="18pt" style:font-weight-complex="bold"/>
    </style:style>
    <style:style style:name="P53" style:family="paragraph" style:parent-style-name="Standard">
      <style:paragraph-properties fo:text-align="justify" style:justify-single-word="false"/>
      <style:text-properties officeooo:rsid="004a23eb" officeooo:paragraph-rsid="004a23eb"/>
    </style:style>
    <style:style style:name="P54" style:family="paragraph" style:parent-style-name="Standard">
      <style:paragraph-properties fo:text-align="justify" style:justify-single-word="false"/>
      <style:text-properties officeooo:rsid="004dcf73" officeooo:paragraph-rsid="004dcf73"/>
    </style:style>
    <style:style style:name="P55" style:family="paragraph" style:parent-style-name="Standard">
      <style:paragraph-properties fo:text-align="start" style:justify-single-word="false"/>
      <style:text-properties fo:font-variant="normal" fo:text-transform="none" fo:color="#333333" style:font-name="Source Sans Pro" fo:letter-spacing="normal" fo:font-style="normal" fo:font-weight="bold" officeooo:rsid="00230559" officeooo:paragraph-rsid="00476511" style:font-weight-asian="bold" style:font-weight-complex="bold"/>
    </style:style>
    <style:style style:name="P56" style:family="paragraph" style:parent-style-name="Standard">
      <style:paragraph-properties fo:text-align="justify" style:justify-single-word="false"/>
      <style:text-properties officeooo:rsid="005689eb" officeooo:paragraph-rsid="005689eb"/>
    </style:style>
    <style:style style:name="P57" style:family="paragraph" style:parent-style-name="Standard">
      <style:paragraph-properties fo:text-align="start" style:justify-single-word="false"/>
      <style:text-properties fo:font-size="12pt" style:text-underline-style="none" fo:font-weight="normal" officeooo:rsid="00537735" officeooo:paragraph-rsid="00537735"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officeooo:paragraph-rsid="0059b22c"/>
    </style:style>
    <style:style style:name="P59" style:family="paragraph" style:parent-style-name="Standard">
      <style:paragraph-properties fo:text-align="justify" style:justify-single-word="false"/>
      <style:text-properties officeooo:paragraph-rsid="0059b22c"/>
    </style:style>
    <style:style style:name="P60" style:family="paragraph" style:parent-style-name="Text_20_body">
      <style:text-properties officeooo:rsid="005ca006" officeooo:paragraph-rsid="005ca006"/>
    </style:style>
    <style:style style:name="P61" style:family="paragraph" style:parent-style-name="Text_20_body">
      <style:text-properties officeooo:rsid="005ca006" officeooo:paragraph-rsid="005fe1c6"/>
    </style:style>
    <style:style style:name="P62" style:family="paragraph" style:parent-style-name="Text_20_body">
      <style:text-properties officeooo:rsid="005fe1c6" officeooo:paragraph-rsid="005fe1c6"/>
    </style:style>
    <style:style style:name="P63" style:family="paragraph" style:parent-style-name="Text_20_body">
      <style:text-properties officeooo:rsid="00614e31" officeooo:paragraph-rsid="00614e31"/>
    </style:style>
    <style:style style:name="T1" style:family="text">
      <style:text-properties officeooo:rsid="00196040"/>
    </style:style>
    <style:style style:name="T2" style:family="text">
      <style:text-properties officeooo:rsid="001977ab"/>
    </style:style>
    <style:style style:name="T3" style:family="text">
      <style:text-properties officeooo:rsid="001a9e58"/>
    </style:style>
    <style:style style:name="T4" style:family="text">
      <style:text-properties officeooo:rsid="001bc483"/>
    </style:style>
    <style:style style:name="T5" style:family="text">
      <style:text-properties officeooo:rsid="001cb391"/>
    </style:style>
    <style:style style:name="T6" style:family="text">
      <style:text-properties officeooo:rsid="00217bc8"/>
    </style:style>
    <style:style style:name="T7" style:family="text">
      <style:text-properties officeooo:rsid="00230478"/>
    </style:style>
    <style:style style:name="T8" style:family="text">
      <style:text-properties fo:font-weight="bold" style:font-weight-asian="bold" style:font-weight-complex="bold"/>
    </style:style>
    <style:style style:name="T9" style:family="text">
      <style:text-properties fo:font-weight="bold" officeooo:rsid="0042cc06" style:font-weight-asian="bold" style:font-weight-complex="bold"/>
    </style:style>
    <style:style style:name="T10" style:family="text">
      <style:text-properties style:text-underline-style="none" officeooo:rsid="00217bc8"/>
    </style:style>
    <style:style style:name="T11" style:family="text">
      <style:text-properties style:text-underline-style="none" officeooo:rsid="001cb391"/>
    </style:style>
    <style:style style:name="T12" style:family="text">
      <style:text-properties style:text-underline-style="none" officeooo:rsid="004093a2"/>
    </style:style>
    <style:style style:name="T13" style:family="text">
      <style:text-properties style:text-underline-style="none" officeooo:rsid="00442902"/>
    </style:style>
    <style:style style:name="T14" style:family="text">
      <style:text-properties officeooo:rsid="0024166d"/>
    </style:style>
    <style:style style:name="T15" style:family="text">
      <style:text-properties officeooo:rsid="00251183"/>
    </style:style>
    <style:style style:name="T16" style:family="text">
      <style:text-properties officeooo:rsid="0028e271"/>
    </style:style>
    <style:style style:name="T17" style:family="text">
      <style:text-properties officeooo:rsid="002a37f6"/>
    </style:style>
    <style:style style:name="T18" style:family="text">
      <style:text-properties officeooo:rsid="002aeca7"/>
    </style:style>
    <style:style style:name="T19" style:family="text">
      <style:text-properties officeooo:rsid="002ed915"/>
    </style:style>
    <style:style style:name="T20" style:family="text">
      <style:text-properties officeooo:rsid="002f74b6"/>
    </style:style>
    <style:style style:name="T21" style:family="text">
      <style:text-properties officeooo:rsid="0030f917"/>
    </style:style>
    <style:style style:name="T22" style:family="text">
      <style:text-properties officeooo:rsid="0032f41b"/>
    </style:style>
    <style:style style:name="T23" style:family="text">
      <style:text-properties officeooo:rsid="0034ae5e"/>
    </style:style>
    <style:style style:name="T24" style:family="text">
      <style:text-properties officeooo:rsid="0038ba39"/>
    </style:style>
    <style:style style:name="T25" style:family="text">
      <style:text-properties officeooo:rsid="003a1a34"/>
    </style:style>
    <style:style style:name="T26" style:family="text">
      <style:text-properties officeooo:rsid="003b1de2"/>
    </style:style>
    <style:style style:name="T27" style:family="text">
      <style:text-properties officeooo:rsid="003b6d06"/>
    </style:style>
    <style:style style:name="T28" style:family="text">
      <style:text-properties officeooo:rsid="003cf775"/>
    </style:style>
    <style:style style:name="T29" style:family="text">
      <style:text-properties officeooo:rsid="004093a2"/>
    </style:style>
    <style:style style:name="T30" style:family="text">
      <style:text-properties officeooo:rsid="0041d9ef"/>
    </style:style>
    <style:style style:name="T31" style:family="text">
      <style:text-properties officeooo:rsid="0042cc06"/>
    </style:style>
    <style:style style:name="T32" style:family="text">
      <style:text-properties fo:font-style="italic" officeooo:rsid="0042cc06" style:font-style-asian="italic" style:font-style-complex="italic"/>
    </style:style>
    <style:style style:name="T33" style:family="text">
      <style:text-properties officeooo:rsid="0043289d"/>
    </style:style>
    <style:style style:name="T34" style:family="text">
      <style:text-properties officeooo:rsid="00442902"/>
    </style:style>
    <style:style style:name="T35" style:family="text">
      <style:text-properties officeooo:rsid="0049cf05"/>
    </style:style>
    <style:style style:name="T36" style:family="text">
      <style:text-properties style:text-underline-style="solid" style:text-underline-width="auto" style:text-underline-color="font-color" officeooo:rsid="004ecfbd"/>
    </style:style>
    <style:style style:name="T37" style:family="text">
      <style:text-properties style:text-underline-style="solid" style:text-underline-width="auto" style:text-underline-color="font-color" officeooo:rsid="00614e31"/>
    </style:style>
    <style:style style:name="T38" style:family="text">
      <style:text-properties officeooo:rsid="004b1025"/>
    </style:style>
    <style:style style:name="T39" style:family="text">
      <style:text-properties officeooo:rsid="004bff17"/>
    </style:style>
    <style:style style:name="T40" style:family="text">
      <style:text-properties officeooo:rsid="004dcf73"/>
    </style:style>
    <style:style style:name="T41" style:family="text">
      <style:text-properties officeooo:rsid="004ecfbd"/>
    </style:style>
    <style:style style:name="T42" style:family="text">
      <style:text-properties officeooo:rsid="00510bb2"/>
    </style:style>
    <style:style style:name="T43" style:family="text">
      <style:text-properties fo:font-size="12pt" style:text-underline-style="none" fo:font-weight="normal" officeooo:rsid="0059b22c" style:font-size-asian="12pt" style:font-weight-asian="normal" style:font-size-complex="12pt" style:font-weight-complex="normal"/>
    </style:style>
    <style:style style:name="T44" style:family="text">
      <style:text-properties fo:font-size="12pt" style:text-underline-style="none" fo:font-weight="normal" officeooo:rsid="0059f5b7" style:font-size-asian="12pt" style:font-weight-asian="normal" style:font-size-complex="12pt" style:font-weight-complex="normal"/>
    </style:style>
    <style:style style:name="T45" style:family="text">
      <style:text-properties fo:font-size="12pt" style:text-underline-style="solid" style:text-underline-width="auto" style:text-underline-color="font-color" fo:font-weight="normal" officeooo:rsid="0059f5b7" style:font-size-asian="12pt" style:font-weight-asian="normal" style:font-size-complex="12pt" style:font-weight-complex="normal"/>
    </style:style>
    <style:style style:name="T46" style:family="text">
      <style:text-properties officeooo:rsid="005e2a2c"/>
    </style:style>
    <style:style style:name="T47" style:family="text">
      <style:text-properties officeooo:rsid="005fe1c6"/>
    </style:style>
    <style:style style:name="T48" style:family="text">
      <style:text-properties officeooo:rsid="00614e3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Solución de Preguntas Orientadoras</text:p>
      <text:p text:style-name="P1"/>
      <text:p text:style-name="P4">1. Describa brevemente los diferentes perfiles de familias de microprocesadores/microcontroladores de ARM explique alguna de las diferentes características.</text:p>
      <text:p text:style-name="P2"/>
      <text:p text:style-name="P2">E<text:span text:style-name="T1">ntre los perfiles de la arquitectura ARM, se tienen cortex A, cortex R y cortex M.</text:span></text:p>
      <text:p text:style-name="P3"><text:span text:style-name="T8">Cortex A.- </text:span>Orientado a aplicaciones de con sistemas operativos de propósito general. <text:span text:style-name="T2">Optimizado para aplicaciones multitarea.</text:span></text:p>
      <text:p text:style-name="P3"><text:span text:style-name="T8">Cortex R.-</text:span> Orientado a <text:span text:style-name="T2">sistema</text:span>s de tiempo real. </text:p>
      <text:p text:style-name="P3"><text:span text:style-name="T8">Cortex M.- </text:span>Orientado a<text:span text:style-name="T3">l desarrollo</text:span> de sistemas embebidos.</text:p>
      <text:p text:style-name="P2"/>
      <text:p text:style-name="P51">Cortex M</text:p>
      <text:p text:style-name="P2"/>
      <text:p text:style-name="P4">1. Describa brevemente las diferencias entre las familias de procesadores Cortex M0, M3 y M4.</text:p>
      <text:p text:style-name="P2"/>
      <text:p text:style-name="P8"><text:span text:style-name="T8">Cortex M0.- </text:span>Para implementaciones con mínimos requerimientos d<text:span text:style-name="T7">e procesamiento</text:span>. <text:span text:style-name="T4">La arquitectura de memoria es </text:span><text:span text:style-name="T5">Von Neumann</text:span><text:span text:style-name="T4">. </text:span><text:span text:style-name="T7">Arquitectura ARMv6-M.</text:span></text:p>
      <text:p text:style-name="P8"><text:span text:style-name="T8">Cortex M3.- </text:span><text:span text:style-name="T4">La arqui</text:span><text:span text:style-name="T5">t</text:span><text:span text:style-name="T4">ectura de memoria es </text:span><text:span text:style-name="T6">H</text:span><text:span text:style-name="T5">arvard. </text:span><text:span text:style-name="T7">Arquitectura ARMv7-M.</text:span></text:p>
      <text:p text:style-name="P8"><text:span text:style-name="T8">Cortex M4.-</text:span> <text:span text:style-name="T5">La arquitectura de memoria es </text:span><text:span text:style-name="T10">H</text:span><text:span text:style-name="T11">arvard</text:span><text:span text:style-name="T5">. </text:span><text:span text:style-name="T7">Arquitectura ARMv7E-M. Implementación en modo opcional de la FPU (unidad de punto flotante). </text:span><text:span text:style-name="T5"><text:s/></text:span><text:span text:style-name="T29">Presenta set</text:span><text:span text:style-name="T34">s</text:span><text:span text:style-name="T29"> de i</text:span><text:span text:style-name="T7">nstrucciones </text:span><text:span text:style-name="T29">orientad</text:span><text:span text:style-name="T12">as </text:span><text:span text:style-name="T13">a </text:span><text:span text:style-name="T7">aplicaciones de procesamiento digital de señales.</text:span></text:p>
      <text:p text:style-name="P8"/>
      <text:p text:style-name="P5">2. ¿Por qué se dice que el set de instrucciones Thumb permite mayor densidad de código?</text:p>
      <text:p text:style-name="P5">Explique</text:p>
      <text:p text:style-name="P5"/>
      <text:p text:style-name="P31">Densidad de código se refiere a cuantas instrucciones son necesarias para determinada tarea, y el espacio que ocupan estas. Por ejemplo, cuando una instrucción ocupa menos espacio para determinadas tareas, se dice que tiene mayor densidad de código; ya <text:span text:style-name="T35">que </text:span>se puede realizar mayor cantidad de actividades con el mismo espacio de memoria.</text:p>
      <text:p text:style-name="P32">Para el caso de instrucciones Thumb, están alineados con 16 bits, ofreciendo una mayor densidad de código al reducir los requisitos de memoria. Adicionalmente las instrucciones Thumb-2 es un superconjunto del grupo de instrucciones Thumb (16 bits), con otras instrucciones de 16 y 32 bits.</text:p>
      <text:p text:style-name="P32">En Thumb-2 no es necesario cambiar el procesador entre el estado Thumb y ARM. Se pueden mezclar instrucciones de 32 bits con instrucciones de 16 bits sin cambiar de estado, obteniendo un alto rendimiento sin complejidad adicional. </text:p>
      <text:p text:style-name="P55"/>
      <text:p text:style-name="P5">3. ¿Qué entiende por arquitectura load-store? ¿Qué tipo de instrucciones no posee este tipo de arquitectura?</text:p>
      <text:p text:style-name="P5"/>
      <text:p text:style-name="P45">Load-Store significa que para cualquier valor que se quiera operar, primero tendrá que cargarse los valores de la memoria a los registros (Load), luego realizar la operación correspondiente y finalmente guardar los valores del registro operado en la memoria (Store).</text:p>
      <text:p text:style-name="P45"/>
      <text:p text:style-name="P6">4. ¿Cómo es el mapa de memoria de la familia?</text:p>
      <text:p text:style-name="P45"/>
      <text:p text:style-name="P10"><text:span text:style-name="T22">El mapa de memoria es donde se detalla el espacio de memoria y las diferentes particiones que presenta. Este mapa se muestra en la siguiente figura, </text:span><text:span text:style-name="T23">donde <text:s/>se observa la región del código del programa, SRAM, periféricos, etc.</text:span></text:p>
      <text:p text:style-name="P10"/>
      <text:p text:style-name="P10"/>
      <text:p text:style-name="P10"><text:soft-page-break/></text:p>
      <text:p text:style-name="P10"><draw:frame draw:style-name="fr1" draw:name="Imagen1" text:anchor-type="char" svg:width="16.933cm" svg:height="11.377cm" draw:z-index="0"><draw:image xlink:href="Pictures/1000000000000280000001AE98E82C10C9D1775C.png" xlink:type="simple" xlink:show="embed" xlink:actuate="onLoad" loext:mime-type="image/png"/></draw:frame></text:p>
      <text:p text:style-name="P49"/>
      <text:p text:style-name="P6"/>
      <text:p text:style-name="P6">5. ¿Qué ventajas presenta el uso de los “shadowed pointers” del PSP y el MSP?</text:p>
      <text:p text:style-name="P45"/>
      <text:p text:style-name="P22">En los sistemas operativas permite switchear los punteros del stack para códigos privilegiados y no privilegiados.</text:p>
      <text:p text:style-name="P10"/>
      <text:p text:style-name="P6">6. Describa los diferentes modos de privilegio y operación del Cortex M, sus relaciones y</text:p>
      <text:p text:style-name="P6">como se conmuta de uno al otro. Describa un ejemplo en el que se pasa del modo</text:p>
      <text:p text:style-name="P6">privilegiado a no priviligiado y nuevamente a privilegiado.</text:p>
      <text:p text:style-name="P45"/>
      <text:p text:style-name="P22">En los modos de privilegio:</text:p>
      <text:p text:style-name="P30">Existen 2 modos, el privilegiado y no privilegiado. Siendo la diferencia principal el acceso sin restricciones a los espacios de memoria disponibles.</text:p>
      <text:p text:style-name="P22">En los modos de operación:</text:p>
      <text:p text:style-name="P22">Modo Thread.- <text:span text:style-name="T34">Se da c</text:span><text:span text:style-name="T24">uando se ejecuta un “Exception Handler”. Tiene nivel de acceso privilegiado o no privilegiado.</text:span></text:p>
      <text:p text:style-name="P23">Modo handler.- <text:span text:style-name="T34">Se da c</text:span><text:span text:style-name="T24">uando se ejecuta normalmente del código de la aplicación. Tiene nivel de acceso privilegiado.</text:span></text:p>
      <text:p text:style-name="P24"/>
      <text:p text:style-name="P10"/>
      <text:p text:style-name="P6">7. ¿Qué se entiende por modelo de registros ortogonal? Dé un ejemplo</text:p>
      <text:p text:style-name="P45"/>
      <text:p text:style-name="P24">Los set de instrucciones funcionan para manejar cualquier registro. No hay operaciones que funcionen para ciertos registros únicamente.</text:p>
      <text:p text:style-name="P24">Ejemplo:</text:p>
      <text:p text:style-name="P24">Se quiere realizar una operación de adición y guardarla en un registro.</text:p>
      <text:p text:style-name="P48"><text:soft-page-break/>ADD <text:tab/><text:tab/>R0, R1, R2<text:tab/><text:tab/>// r0 = r1 + r2</text:p>
      <text:p text:style-name="P48">El modelo de registro ortogonal indica que esta suma se podría haber guardado en cualquier otro registro como R3, R5 o R7.</text:p>
      <text:p text:style-name="P45"/>
      <text:p text:style-name="P6">8. ¿Qué ventajas presenta el uso de in<text:span text:style-name="T21">s</text:span>trucciones de ejecución condicional (IT)? Dé un</text:p>
      <text:p text:style-name="P6">ejemplo</text:p>
      <text:p text:style-name="P53">Las instrucciones IT<text:span text:style-name="T38">(If Then) <text:s/>pueden generar de manera seguida de 1 a 4 instrucciones de ejecución condicional. </text:span><text:span text:style-name="T39">En la mayoría de ocasiones las instrucciones TI ayuda a mejorar significativamente el rendimiento del código, </text:span><text:span text:style-name="T40">esto comparando con las instrucciones salto condicional que necesitan normalmente 3 ciclos del procesador para volver a llenar el pipeline del procesador.</text:span></text:p>
      <text:p text:style-name="P54">Ejemplo:</text:p>
      <text:p text:style-name="P54">CMP <text:tab/><text:tab/>R0, R1<text:tab/><text:tab/>// Compara R0 con R1</text:p>
      <text:p text:style-name="P54">ITE<text:tab/><text:tab/>EQ<text:tab/><text:tab/>//</text:p>
      <text:p text:style-name="P54">ADDEQ<text:tab/>R0, 1<text:tab/><text:tab/>// Si R0 = R1 ejecuta, R0 = R0 + 1</text:p>
      <text:p text:style-name="P54"><text:tab/><text:tab/><text:tab/><text:tab/>// Si no es igual no realiza la operación</text:p>
      <text:p text:style-name="P54"><text:tab/><text:tab/><text:tab/><text:tab/>// pero igual consume ciclos de reloj</text:p>
      <text:p text:style-name="P33">SUBNE<text:tab/>R0, 1<text:tab/><text:tab/>// Si R0 != R1 ejecuta, R0 = R0 -1</text:p>
      <text:p text:style-name="P33"><text:tab/><text:tab/><text:tab/><text:tab/>// Si es igual no realiza la operación</text:p>
      <text:p text:style-name="P33"><text:tab/><text:tab/><text:tab/><text:tab/>// pero igual consume ciclos de reloj</text:p>
      <text:p text:style-name="P12"/>
      <text:p text:style-name="P7">9. Describa brevemente las excepciones más prioritarias (reset, NMI, Hardfault).</text:p>
      <text:p text:style-name="P45"/>
      <text:p text:style-name="P11"><text:span text:style-name="T19">Reset.- </text:span><text:span text:style-name="T25">Prioridad -3, </text:span><text:span text:style-name="T41">es la prioridad mas </text:span><text:span text:style-name="T36">alta</text:span><text:span text:style-name="T25"> </text:span><text:span text:style-name="T20">. </text:span><text:span text:style-name="T26">Se da cuando se inicia el sistema.</text:span></text:p>
      <text:p text:style-name="P11"><text:span text:style-name="T19">NMI (Interrupción no enmascarable).- </text:span><text:span text:style-name="T20">Prioridad -2. </text:span><text:span text:style-name="T48">Se puede generar desde periféricos en el chip o desde fuentes externas.</text:span></text:p>
      <text:p text:style-name="P20">Hardfault.- <text:span text:style-name="T20">Prioriodad -1. </text:span><text:span text:style-name="T26">Se da cuando hay un fallo en el sistema </text:span><text:span text:style-name="T34">y</text:span><text:span text:style-name="T26"> no se ha configurado alguna otra excepción de fallo.</text:span></text:p>
      <text:p text:style-name="P24"/>
      <text:p text:style-name="P10"/>
      <text:p text:style-name="P6">10. Describa las funciones principales de la pila. ¿Cómo resuelve la arquitectura el llamado</text:p>
      <text:p text:style-name="P6">a funciones y su retorno?</text:p>
      <text:p text:style-name="P45"/>
      <text:p text:style-name="P40">El stack es una parte de memoria que se utiliza para almacenar datos, el tipo de almacenamiento de la pila es LIFO( ultimo en llegar primero en salir).</text:p>
      <text:p text:style-name="P40"/>
      <text:p text:style-name="P56">Para las funciones de retorno se guardar los registros de r0 a r3, r12.</text:p>
      <text:p text:style-name="P45"/>
      <text:p text:style-name="P6">11. Describa la secuencia de reset del microprocesador.</text:p>
      <text:p text:style-name="P45"/>
      <text:p text:style-name="P59"><text:span text:style-name="T43">Cuando se reinicia, el PC apunta a la dirección 0x00000000, donde se almacena la dirección inicial de MSP(0x20008000). Luego desde <text:s/>la dirección 0x000000004 se ob</text:span><text:span text:style-name="T44">tiene la dirección del reset handler, que determina el inicio de la dirección de ejecución del programa. El reset handler inicializará el hardware y copiará los datos inicializados(variables globales y estáticas) a la SRAM. </text:span><text:span text:style-name="T45">Después</text:span><text:span text:style-name="T44"> el reset handler saltará a la función main a realizar la ejecución del programa.</text:span></text:p>
      <text:p text:style-name="P58"><text:span text:style-name="T44"/></text:p>
      <text:p text:style-name="P6">12. ¿Qué entiende por “core peripherals”? ¿Qué diferencia existe entre estos y el resto de</text:p>
      <text:p text:style-name="P6">los periféricos?</text:p>
      <text:p text:style-name="P45"/>
      <text:p text:style-name="P10"/>
      <text:p text:style-name="P10"/>
      <text:p text:style-name="P6">13. ¿Cómo se implementan las prioridades de las interrupciones? Dé un ejemplo</text:p>
      <text:p text:style-name="P45"/>
      <text:p text:style-name="P61"><text:soft-page-break/>Para los procesadores con arquitectura <text:s/>cortex-M3 y cortex- M4 se tiene 3 niveles de <text:span text:style-name="T47">prioridad fijos</text:span><text:span text:style-name="T46"> y hasta 256 niveles de prioridad programables. Dicha cantidad de niveles de prioridad programables disponibles, <text:s/>usualmente no son apreciados en los procesadores comerciales, </text:span><text:span text:style-name="T47">teniendo en cuenta, ademas que </text:span><text:span text:style-name="T46">una mayor cantidad de prioridades puede aumentar la complejidad del NVIC <text:s/>y el consumo de energía. </text:span><text:span text:style-name="T47">La reducción de niveles de prioridad</text:span><text:span text:style-name="T46"> </text:span><text:span text:style-name="T47">se da ignorando</text:span><text:span text:style-name="T46"> los bits menos significativos (LSB) de los registros de configuración de prioridad </text:span><text:span text:style-name="T47">(la razón de ignorar LSB y no MSB, va de la mano con temas de portabilidad entre diferentes procesadores)</text:span><text:span text:style-name="T46">. </text:span></text:p>
      <text:p text:style-name="P62">Además los registros de configuración de prioridad se dividen en 2 partes (“group priority level” y “sub-priority level”).</text:p>
      <text:p text:style-name="P62">Group Priority Level.- Define si se puede ejecutar la interrupción cuando el procesador esta ejecutando otra. E<text:span text:style-name="T48">n resumen la de mayor prioridad se ejecuta.</text:span></text:p>
      <text:p text:style-name="P62">Sub-priority level.- <text:span text:style-name="T48">Esta dado cuando 2 interrupciones con el mismo valor de “group priority level” suceden al mismo tiempo. La excepción con mayor “sub-priority level”(menor valor) se manejará primero.</text:span></text:p>
      <text:p text:style-name="P63">Si se da el caso que 2 interrupciones con el mismo “<text:span text:style-name="T47">Group Priority Level” </text:span>y “<text:span text:style-name="T47">Sub-priority level” </text:span>suceden al mismo tiempo, la interrupción con menor “exception number” tiene la mayor prioridad</text:p>
      <text:p text:style-name="P63">Nota: Mayor prioridad está dado por el menor número de nivel de prioridad.</text:p>
      <text:p text:style-name="P61"/>
      <text:p text:style-name="P60"/>
      <text:p text:style-name="Text_20_body"><text:line-break/></text:p>
      <text:p text:style-name="P10"/>
      <text:p text:style-name="P6">14. ¿Qué es el CMSIS? ¿Qué función cumple? ¿Quién lo provee? ¿Qué ventajas aporta?</text:p>
      <text:p text:style-name="P45"/>
      <text:p text:style-name="P39">CMSIS (estándar de interfaz de software de microcontrolador común) es un conjunto de librerías que simplifican la reutilización del software (portabilidad), pues es independiente del proveedor de procesadores de ARM cortex.</text:p>
      <text:p text:style-name="P10"/>
      <text:p text:style-name="P6">15. Cuando ocurre una interrupción, asumiendo que está habilitada ¿Cómo opera el</text:p>
      <text:p text:style-name="P6">microprocesador para atender a la subrutina correspondiente? Explique con un ejemplo</text:p>
      <text:p text:style-name="P45"/>
      <text:p text:style-name="P10"/>
      <text:p text:style-name="P45"/>
      <text:p text:style-name="P6">17. ¿Cómo cambia la operación de stacking al utilizar la unidad de punto flotante?</text:p>
      <text:p text:style-name="P6"/>
      <text:p text:style-name="P21"/>
      <text:p text:style-name="P45"/>
      <text:p text:style-name="P6">16. Explique las características avanzadas de atención a interrupciones: tail chaining y late</text:p>
      <text:p text:style-name="P6">arrival.</text:p>
      <text:p text:style-name="P45"/>
      <text:p text:style-name="P34"><text:span text:style-name="T8">Tail chaining</text:span>.- Cuando ocurre una excepción, pero el sistema ya esta atendiendo otra excepción. El procesador termina de atender la excepción actual, y en vez de volver al modo thread para luego atender a la excepción pendiente, no sale del handler y atiende inmediatamente a la excepción encolada. De esta manera el tiempo entre los manejadores de interrupciones se optimiza.</text:p>
      <text:p text:style-name="P34"/>
      <text:p text:style-name="P34"><text:soft-page-break/><text:span text:style-name="T8">Late arrival</text:span>.- Cuando ocurre una excepcion, el procesador acepta la solicitud de excepción e inicia la operación de stacking. Si antes del vector fecth se produce una excepción de mayor prioridad, el procesador atenderá la excepción de mayor prioridad.</text:p>
      <text:p text:style-name="P45"/>
      <text:p text:style-name="P6">17. ¿Qué es el systick? ¿Por qué puede afirmarse que su implementación favorece la</text:p>
      <text:p text:style-name="P6">portabilidad de los sistemas operativos embebidos?</text:p>
      <text:p text:style-name="P45"/>
      <text:p text:style-name="P38">El systick es un timer recurrente (lanza una interrupción un tiempo configurado). Es usado en el cambio de contexto de los sistemas operativos. Favorece la portalidad ya que al tener implementado el systick, se tiene una base de tiempo estable para generar timers, delay; entre diferentes fabricantes.</text:p>
      <text:p text:style-name="P10"/>
      <text:p text:style-name="P6">18. ¿Qué funciones cumple la unidad de protección de memoria (MPU)?</text:p>
      <text:p text:style-name="P45"/>
      <text:p text:style-name="P29">Entre sus funciones se tienen:</text:p>
      <text:p text:style-name="P10">- <text:span text:style-name="T28">Prevenir el acceso de aplicaciones a zonas de memoria (stacks) de otras aplicaciones o del kernel.</text:span></text:p>
      <text:p text:style-name="P10">- <text:span text:style-name="T28">Prevenir el acceso de aplicaciones a periféricos sin los permisos adecuados.</text:span></text:p>
      <text:p text:style-name="P10">- <text:span text:style-name="T28">Evitar la ejecución de código desde zonas no permitidas.</text:span></text:p>
      <text:p text:style-name="P10"/>
      <text:p text:style-name="P6">19. ¿Cuántas regiones pueden configurarse como máximo? ¿Qué ocurre en caso de haber</text:p>
      <text:p text:style-name="P6">solapamientos de las regiones? ¿Qué ocurre con las zonas de memoria no cubiertas por las</text:p>
      <text:p text:style-name="P6">regiones definidas?</text:p>
      <text:p text:style-name="P45"/>
      <text:p text:style-name="P57">Se pueden configurar hasta 8 regiones de memoria. </text:p>
      <text:p text:style-name="P57">Para el caso que dos regiones se solapan, la de mayor numeración tendrá la prioridad.</text:p>
      <text:p text:style-name="P57">Las zonas de memoria no cubiertas, no serán accesibles, y si se intenta acceder lanzará una excepción, en principio de hardfautl. </text:p>
      <text:p text:style-name="P10"/>
      <text:p text:style-name="P6">20. ¿Para qué se suele utilizar la excepción PendSV? ¿Cómo se relaciona su uso con el resto</text:p>
      <text:p text:style-name="P6">de las excepciones? Dé un ejemplo</text:p>
      <text:p text:style-name="P10"/>
      <text:p text:style-name="P37">Es una excepción que se dispara por software, tiene la prioridad más baja asegurándose que todas las demás de tareas de procesamiento de interrupciones se ejecuten. Es usado en operaciones de cambio de contexto en los sistemas operativos.</text:p>
      <text:p text:style-name="P37">La excepción resuelve el problema cuando se <text:s/>esta ejecutando solicitud de interrupción(IRQ) antes de la excepción sysTick, evitando el retraso del cambio de contexto. Ya que si el sistema operativo decide que necesita un cambio de contexto, establece el estado pendiente de PendSV y lleva a cabo el cambio de contexto dentro de le excepción PendSV.</text:p>
      <text:p text:style-name="P46"/>
      <text:p text:style-name="P47">21. ¿Para qué se suele utilizar la excepción SVC? Expliquelo dentro de un marco de un</text:p>
      <text:p text:style-name="P47">sistema operativo embebido.</text:p>
      <text:p text:style-name="P45"/>
      <text:p text:style-name="P36">SVC(SuperVisor Call) es una excepción proporciona por ARM Cortex – M. <text:span text:style-name="T42">Se puede utilizar para realizar operaciones privilegiadas. Normalmente una aplica corre en un nivel sin privilegios, por lo que los recursos de hardware y ciertas regiones regiones de memoria están protegidos, con lo que si se tiene la necesidad de estos recursos, normalmente no se podría acceder. <text:s/>En este caso el acceso a los recursos es posible a través de SVC, lanzando una instrucción SVC y atendiendo así la excepción SVC, teniendo así acceso privilegiado a los recursos.</text:span></text:p>
      <text:p text:style-name="P10"/>
      <text:p text:style-name="P2"><text:s/></text:p>
      <text:p text:style-name="P52">ISA</text:p>
      <text:p text:style-name="P5"/>
      <text:p text:style-name="P5"><text:soft-page-break/>1. ¿Qué son los sufijos y para qué se los utiliza? Dé un ejemplo.</text:p>
      <text:p text:style-name="P5"/>
      <text:p text:style-name="P26">Los sufijos <text:span text:style-name="T30">complementan la información proporcionada por ciertas instrucciones. Al ser un sufijo esta ubicado inmediatamente después del nombre de la instrucción.</text:span></text:p>
      <text:p text:style-name="P27">Entre los sufijos usados en el lenguaje ensamblador del cortex M se encuentran: los sufijos condicionales( EQ, NE, CS), el sufijo ‘S’(actualiza el APSR) , sufijos para especificar el uso de variables a 8, 16 o 32 bits.</text:p>
      <text:p text:style-name="P27">Ejemplo:</text:p>
      <text:p text:style-name="P28">Utilización del sufijo condicional EQ.</text:p>
      <text:p text:style-name="P17">CMP<text:tab/><text:tab/>R1, 10<text:tab/><text:tab/>// compara el valor de registro R1 con 10</text:p>
      <text:p text:style-name="P17"><text:tab/><text:tab/><text:tab/><text:tab/>// Actualiza Z = 1, si R1 == 10, sino Z = 0</text:p>
      <text:p text:style-name="P17">B<text:span text:style-name="T8">EQ</text:span><text:tab/><text:tab/>oper1<text:tab/><text:tab/>// Si Z = 1 salta a oper1, sino sigue con oper2:</text:p>
      <text:p text:style-name="P17">oper2:<text:tab/>…</text:p>
      <text:p text:style-name="P17">oper1:<text:tab/>… </text:p>
      <text:p text:style-name="P9"/>
      <text:p text:style-name="P9"/>
      <text:p text:style-name="P9"/>
      <text:p text:style-name="P41"><text:span text:style-name="T14">2</text:span>. ¿<text:span text:style-name="T14">Para que se utiliza el sufijo ‘s’</text:span>? Dé un ejemplo.</text:p>
      <text:p text:style-name="P41"/>
      <text:p text:style-name="P13">Significa que la operación a realizarse actualizará los flags de estado <text:span text:style-name="T31">(actualización del APSR – </text:span><text:span text:style-name="T32">Application Program Status Register</text:span><text:span text:style-name="T31">)</text:span>, según el resultado de la operación. Entre los flags se tiene al flag zero (Z), flag negative (N), flag carry (C), flag overflow (V).</text:p>
      <text:p text:style-name="P25">Ejemplo:</text:p>
      <text:p text:style-name="P28">MOV <text:tab/><text:tab/>R1, 1<text:tab/><text:tab/>// R1 tiene el valor de 1</text:p>
      <text:p text:style-name="P16"><text:span text:style-name="T31">SUB</text:span><text:span text:style-name="T9">S</text:span><text:tab/><text:tab/>R1, 1<text:tab/><text:tab/>// <text:s/><text:span text:style-name="T31">Resta 1 a R1, R1 = R1 -1</text:span></text:p>
      <text:p text:style-name="P16"><text:tab/><text:tab/><text:tab/><text:tab/>// Actualiza Z = 1, si R1 == 1<text:span text:style-name="T33">1</text:span>, sino Z = 0</text:p>
      <text:p text:style-name="P16">B<text:span text:style-name="T31">NE</text:span><text:tab/><text:tab/>oper1<text:tab/><text:tab/>// Si Z = <text:span text:style-name="T33">0</text:span> salta a oper1, sino sigue con oper2:</text:p>
      <text:p text:style-name="P16">oper2:<text:tab/>…</text:p>
      <text:p text:style-name="P16">oper1:<text:tab/>… </text:p>
      <text:p text:style-name="P13"/>
      <text:p text:style-name="P42"><text:span text:style-name="T15">3</text:span>. ¿<text:span text:style-name="T15">Que utilidad tiene la implementación de aritmética saturada</text:span>? Dé un ejemplo <text:span text:style-name="T16">con operaciones de datos de 8 bits</text:span>.</text:p>
      <text:p text:style-name="P42"/>
      <text:p text:style-name="P10"><text:span text:style-name="T16">La aritmética saturada implica limitar </text:span><text:span text:style-name="T17">el valor de </text:span><text:span text:style-name="T16">una variable. Esto puede ser utilizado en el caso <text:s/>que se quiera </text:span><text:span text:style-name="T17">editar</text:span><text:span text:style-name="T16"> una variable, ya sea sumándola con otra o amplific</text:span><text:span text:style-name="T17">andola</text:span><text:span text:style-name="T16">; </text:span><text:span text:style-name="T17">esta</text:span><text:span text:style-name="T16"> operaci</text:span><text:span text:style-name="T17">ón </text:span><text:span text:style-name="T16">de adición </text:span><text:span text:style-name="T17">podría generar que la variable opere fuera de su rango dinámico</text:span><text:span text:style-name="T33">(overflow)</text:span><text:span text:style-name="T17">. Es por ello de la importancia de limitar los valores a un umbral máximo y mínimo.</text:span></text:p>
      <text:p text:style-name="P14">Ejemplo:</text:p>
      <text:p text:style-name="P14">Sea <text:s/>una variable *<text:span text:style-name="T18">R0 = 120</text:span>:</text:p>
      <text:p text:style-name="P14"><text:span text:style-name="T18">LDRB<text:tab/><text:tab/>R1, [R0]</text:span><text:tab/><text:tab/>// var dentro de los valora <text:s/>0 &lt; var <text:s/>&lt; 0xFF</text:p>
      <text:p text:style-name="P25">MUL<text:tab/><text:tab/>R1, R1, 3<text:tab/><text:tab/>// <text:s/>R1 = 360, fuera del rango dinámico ERROR!</text:p>
      <text:p text:style-name="P15"><text:tab/><text:tab/><text:tab/><text:tab/><text:tab/>// <text:span text:style-name="T18">Como R1 es de 8 bits el valor guardado es</text:span></text:p>
      <text:p text:style-name="P15"><text:tab/><text:tab/><text:tab/><text:tab/><text:tab/>// <text:span text:style-name="T18">R1 =104 (contando los bits menos significactivos)</text:span></text:p>
      <text:p text:style-name="P15"><text:span text:style-name="T18">USAT<text:tab/><text:tab/>R1, 8, R1<text:tab/><text:tab/>// saturamos a uint8_t R1, entonces el valor de R1 = 255</text:span><text:tab/></text:p>
      <text:p text:style-name="P15"/>
      <text:p text:style-name="P29">Al no saturar la variable se puede obtener datos no deseados para el fin especifico de alguna aplicación.</text:p>
      <text:p text:style-name="P15"><text:tab/><text:tab/></text:p>
      <text:p text:style-name="P10"><text:s/></text:p>
      <text:p text:style-name="P42"><text:span text:style-name="T15">4</text:span>. <text:span text:style-name="T15">Describa brevemente la interfaz entre </text:span><text:span text:style-name="T33">ensamblador</text:span><text:span text:style-name="T15"> y C ¿Cómo se reciben los argumentos de las funciones?¿Cómo se devuelve el resultado?¿Qué registros deben guardarse en la pila antes de ser modificados?</text:span>.</text:p>
      <text:p text:style-name="P43"><text:soft-page-break/></text:p>
      <text:p text:style-name="P18">Los argumentos en ensamblador se maneja como si recibieran 4 argumentos de una función, guardando el argumento 1 al r0 y así hasta el argumento 4 con el registro 3.</text:p>
      <text:p text:style-name="P19">Para devolver un valor de retorno se utiliza el registro r0. <text:s text:c="6"/></text:p>
      <text:p text:style-name="P42"/>
      <text:p text:style-name="P42"><text:span text:style-name="T27">5</text:span>. ¿<text:span text:style-name="T15">Qué es una instrucción SIMD</text:span>? <text:span text:style-name="T15">¿En que aplican y que ventajas reporta su uso? Dé un</text:span></text:p>
      <text:p text:style-name="P42"><text:span text:style-name="T15">ejemplo</text:span>.</text:p>
      <text:p text:style-name="P42"/>
      <text:p text:style-name="P35">SIMD(Single Instruction, Multiple Data) son instrucciones que procesan múltiples datos en una única operación. <text:s/>Operando al doble o 4 veces más rápido, permitiendo realizar operaciones en paralelo entre datos de 16 o bits. Estas instrucciones permiten manejar el procesamiento digital de señales digitales de manera mas eficiente en relación a tareas de tiempo real.</text:p>
      <text:p text:style-name="P35"/>
      <text:p text:style-name="P44"/>
      <text:p text:style-name="P35"/>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ource Sans Pro" svg:font-family="'Source Sans Pro', arial, sans-serif"/>
    <style:font-face style:name="ui-monospace" svg:font-family="ui-monospace, SFMono-Regular, 'SF Mono', Menlo, Consolas, 'Liberation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P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4T21:39:44.070627300</meta:creation-date>
    <dc:date>2022-04-21T23:52:51.374842294</dc:date>
    <meta:editing-duration>P3DT36M56S</meta:editing-duration>
    <meta:editing-cycles>17</meta:editing-cycles>
    <meta:generator>LibreOffice/6.4.7.2$Linux_X86_64 LibreOffice_project/40$Build-2</meta:generator>
    <meta:document-statistic meta:table-count="0" meta:image-count="1" meta:object-count="0" meta:page-count="7" meta:paragraph-count="137" meta:word-count="2367" meta:character-count="14469" meta:non-whitespace-character-count="12136"/>
  </office:meta>
</office:document-meta>
</file>